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DataSheet">
        <table:table-row>
          <table:table-cell office:value-type="string">
            <text:p>keyAdd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ddKey</text:p>
          </table:table-cell>
          <table:table-cell office:value-type="string">
            <text:p>tags</text:p>
          </table:table-cell>
          <table:table-cell office:value-type="string">
            <text:p>base_buildtime</text:p>
          </table:table-cell>
          <table:table-cell office:value-type="string">
            <text:p>planet_unique</text:p>
          </table:table-cell>
          <table:table-cell office:value-type="string">
            <text:p>ai_replace</text:p>
          </table:table-cell>
          <table:table-cell office:value-type="string">
            <text:p>capital</text:p>
          </table:table-cell>
          <table:table-cell office:value-type="string">
            <text:p>level</text:p>
          </table:table-cell>
          <table:table-cell office:value-type="string">
            <text:p>defense_armies</text:p>
          </table:table-cell>
          <table:table-cell office:value-type="string">
            <text:p>cost</text:p>
          </table:table-cell>
          <table:table-cell office:value-type="string">
            <text:p>show_tech_unlock_if</text:p>
          </table:table-cell>
          <table:table-cell office:value-type="string">
            <text:p>destroy_if</text:p>
          </table:table-cell>
          <table:table-cell office:value-type="string">
            <text:p>potenti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pgrades</text:p>
          </table:table-cell>
          <table:table-cell office:value-type="string">
            <text:p>produced_resources</text:p>
          </table:table-cell>
          <table:table-cell office:value-type="string">
            <text:p>produced_resource_trigg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iggered_planet_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i_allow</text:p>
          </table:table-cell>
          <table:table-cell office:value-type="string">
            <text:p>ai_weigh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low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listed</text:p>
          </table:table-cell>
          <table:table-cell office:value-type="string">
            <text:p>prerequisites</text:p>
          </table:table-cell>
          <table:table-cell office:value-type="string">
            <text:p>adjacency_bon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erals</text:p>
          </table:table-cell>
          <table:table-cell office:value-type="string">
            <text:p>is_machine_empire</text:p>
          </table:table-cell>
          <table:table-cell office:value-type="string">
            <text:p>owner_is_machine_empire</text:p>
          </table:table-cell>
          <table:table-cell office:value-type="string">
            <text:p>conditions_colony_shelter</text:p>
          </table:table-cell>
          <table:table-cell office:value-type="string">
            <text:p>conditions_deployment_post</text:p>
          </table:table-cell>
          <table:table-cell office:value-type="string">
            <text:p>conditions_capital_1</text:p>
          </table:table-cell>
          <table:table-cell office:value-type="string">
            <text:p>conditions_machine_capital_1</text:p>
          </table:table-cell>
          <table:table-cell office:value-type="string">
            <text:p>conditions_capital_2</text:p>
          </table:table-cell>
          <table:table-cell office:value-type="string">
            <text:p>conditions_machine_capital_2</text:p>
          </table:table-cell>
          <table:table-cell office:value-type="string">
            <text:p>conditions_capital_3</text:p>
          </table:table-cell>
          <table:table-cell office:value-type="string">
            <text:p>conditions_machine_capital_3</text:p>
          </table:table-cell>
          <table:table-cell office:value-type="string">
            <text:p>planet_is_habitat</text:p>
          </table:table-cell>
          <table:table-cell office:value-type="string">
            <text:p/>
          </table:table-cell>
          <table:table-cell office:value-type="string">
            <text:p>energy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potenti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difier</text:p>
          </table:table-cell>
          <table:table-cell office:value-type="string">
            <text:p>capital_buildings_ai_allow</text:p>
          </table:table-cell>
          <table:table-cell office:value-type="string">
            <text:p>weight</text:p>
          </table:table-cell>
          <table:table-cell office:value-type="string">
            <text:p>modifier</text:p>
          </table:table-cell>
          <table:table-cell office:value-type="string">
            <text:p/>
          </table:table-cell>
          <table:table-cell office:value-type="string">
            <text:p>requires_5_pops</text:p>
          </table:table-cell>
          <table:table-cell office:value-type="string">
            <text:p>requires_10_pops</text:p>
          </table:table-cell>
          <table:table-cell office:value-type="string">
            <text:p>requires_15_pop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le_building_resource_minerals_add</text:p>
          </table:table-cell>
          <table:table-cell office:value-type="string">
            <text:p>tile_building_resource_food_add</text:p>
          </table:table-cell>
          <table:table-cell office:value-type="string">
            <text:p>tile_building_resource_energy_add</text:p>
          </table:table-cell>
          <table:table-cell office:value-type="string">
            <text:p>tile_building_resource_engineering_research_add</text:p>
          </table:table-cell>
          <table:table-cell office:value-type="string">
            <text:p>tile_building_resource_society_research_add</text:p>
          </table:table-cell>
          <table:table-cell office:value-type="string">
            <text:p>tile_building_resource_physics_research_add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NUM</text:p>
          </table:table-cell>
          <table:table-cell office:value-type="string">
            <text:p>has_colonization_fever</text:p>
          </table:table-cell>
          <table:table-cell office:value-type="string">
            <text:p>resourc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verhauled_building_stats_enabled</text:p>
          </table:table-cell>
          <table:table-cell office:value-type="string">
            <text:p>is_synth_empire</text:p>
          </table:table-cell>
          <table:table-cell office:value-type="string">
            <text:p>O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verhauled_building_stats_enabled</text:p>
          </table:table-cell>
          <table:table-cell office:value-type="string">
            <text:p>owner_is_hive_mind_empire</text:p>
          </table:table-cell>
          <table:table-cell office:value-type="string">
            <text:p>owner_is_gestalt_consciousness</text:p>
          </table:table-cell>
          <table:table-cell office:value-type="string">
            <text:p>pop_government_ethic_attra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ctor</text:p>
          </table:table-cell>
          <table:table-cell office:value-type="string">
            <text:p>num_adjacent_til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ity</text:p>
          </table:table-cell>
          <table:table-cell office:value-type="string">
            <text:p>food</text:p>
          </table:table-cell>
          <table:table-cell office:value-type="string">
            <text:p>mineral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_synth_empire</text:p>
          </table:table-cell>
          <table:table-cell office:value-type="string">
            <text:p>is_machine_empir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colony_shelter</text:p>
          </table:table-cell>
          <table:table-cell office:value-type="string">
            <text:p>{ capital_building }</text:p>
          </table:table-cell>
          <table:table-cell office:value-type="string">
            <text:p>18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building_capital_1 }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>yes</text:p>
          </table:table-cell>
          <table:table-cell office:value-type="string">
            <text:p>10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deployment_post</text:p>
          </table:table-cell>
          <table:table-cell office:value-type="string">
            <text:p>{ capital_building }</text:p>
          </table:table-cell>
          <table:table-cell office:value-type="string">
            <text:p>18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building_machine_capital_1 }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10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capital_1</text:p>
          </table:table-cell>
          <table:table-cell office:value-type="string">
            <text:p>{ capital_building }</text:p>
          </table:table-cell>
          <table:table-cell office:value-type="string">
            <text:p>36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5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building_capital_2 }</text:p>
          </table:table-cell>
          <table:table-cell office:value-type="string">
            <text:p>4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>yes</text:p>
          </table:table-cell>
          <table:table-cell office:value-type="string">
            <text:p>10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{ "tech_planetary_government" }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machine_capital_1</text:p>
          </table:table-cell>
          <table:table-cell office:value-type="string">
            <text:p>{ capital_building }</text:p>
          </table:table-cell>
          <table:table-cell office:value-type="string">
            <text:p>36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5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building_machine_capital_2 }</text:p>
          </table:table-cell>
          <table:table-cell office:value-type="string">
            <text:p>4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10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{ "tech_planetary_government" }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capital_2</text:p>
          </table:table-cell>
          <table:table-cell office:value-type="string">
            <text:p>{ capital_building }</text:p>
          </table:table-cell>
          <table:table-cell office:value-type="string">
            <text:p>72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50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building_capital_3 }</text:p>
          </table:table-cell>
          <table:table-cell office:value-type="string">
            <text:p>6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{ "tech_colonial_centralization" }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0.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machine_capital_2</text:p>
          </table:table-cell>
          <table:table-cell office:value-type="string">
            <text:p>{ capital_building }</text:p>
          </table:table-cell>
          <table:table-cell office:value-type="string">
            <text:p>72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50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{ building_machine_capital_3 }</text:p>
          </table:table-cell>
          <table:table-cell office:value-type="string">
            <text:p>6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{ "tech_colonial_centralization" }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capital_3</text:p>
          </table:table-cell>
          <table:table-cell office:value-type="string">
            <text:p>{ capital_building }</text:p>
          </table:table-cell>
          <table:table-cell office:value-type="string">
            <text:p>108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000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{ "tech_galactic_administration" }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0.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machine_capital_3</text:p>
          </table:table-cell>
          <table:table-cell office:value-type="string">
            <text:p>{ capital_building }</text:p>
          </table:table-cell>
          <table:table-cell office:value-type="string">
            <text:p>108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00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{ "tech_galactic_administration" }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4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>yes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uilding_hab_capital</text:p>
          </table:table-cell>
          <table:table-cell office:value-type="string">
            <text:p>{ capital_building }</text:p>
          </table:table-cell>
          <table:table-cell office:value-type="string">
            <text:p>1080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{ building_capital_3 building_machine_capital_3 }</text:p>
          </table:table-cell>
          <table:table-cell office:value-type="string">
            <text:p>5</text:p>
          </table:table-cell>
          <table:table-cell office:value-type="string">
            <text:p>OCC0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0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0.2</text:p>
          </table:table-cell>
          <table:table-cell office:value-type="string">
            <text:p>yes</text:p>
          </table:table-cell>
          <table:table-cell office:value-type="string">
            <text:p>100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1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OCC1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no</text:p>
          </table:table-cell>
          <table:table-cell office:value-type="string">
            <text:p>0.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2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CC3</text:p>
          </table:table-cell>
          <table:table-cell office:value-type="string">
            <text:p>yes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3.6</meta:generator>
  </office:meta>
</office:document-meta>
</file>